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5.999cm" svg:height="8.999cm" svg:x="0.188cm" svg:y="3.155cm">
            <draw:object draw:notify-on-update-of-ranges="Лист1.A1:Лист1.A1 Лист1.A2:Лист1.A6 Лист1.B1:Лист1.B1 Лист1.B2:Лист1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238cm" svg:y="3.262cm">
            <draw:object draw:notify-on-update-of-ranges="Лист1.A1:Лист1.A1 Лист1.A2:Лист1.A6 Лист1.E1:Лист1.E1 Лист1.E2:Лист1.E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5.127cm" svg:y="12.876cm">
            <draw:object draw:notify-on-update-of-ranges="Лист1.A1:Лист1.A1 Лист1.A2:Лист1.A6 Лист1.D1:Лист1.D1 Лист1.D2:Лист1.D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<text:s/>Steps</text:p>
          </table:table-cell>
          <table:table-cell table:style-name="Default" office:value-type="string" calcext:value-type="string">
            <text:p><text:s/>Decreasing</text:p>
          </table:table-cell>
          <table:table-cell table:style-name="Default" office:value-type="string" calcext:value-type="string">
            <text:p><text:s/>Stretching</text:p>
          </table:table-cell>
          <table:table-cell table:style-name="Default" office:value-type="string" calcext:value-type="string">
            <text:p><text:s/>L1</text:p>
          </table:table-cell>
          <table:table-cell table:style-name="Default" office:value-type="string" calcext:value-type="string">
            <text:p><text:s/>L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3123532" calcext:value-type="float">
            <text:p>3,12E-001</text:p>
          </table:table-cell>
          <table:table-cell office:value-type="float" office:value="-0.03625" calcext:value-type="float">
            <text:p>-3,63E-002</text:p>
          </table:table-cell>
          <table:table-cell office:value-type="float" office:value="0.000000008583344" calcext:value-type="float">
            <text:p>8,58E-009</text:p>
          </table:table-cell>
          <table:table-cell office:value-type="float" office:value="0.01955571" calcext:value-type="float">
            <text:p>1,96E-00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1988332" calcext:value-type="float">
            <text:p>1,99E-001</text:p>
          </table:table-cell>
          <table:table-cell office:value-type="float" office:value="-0.020625" calcext:value-type="float">
            <text:p>-2,06E-002</text:p>
          </table:table-cell>
          <table:table-cell office:value-type="float" office:value="0.0000000001743903" calcext:value-type="float">
            <text:p>1,74E-010</text:p>
          </table:table-cell>
          <table:table-cell office:value-type="float" office:value="0.01244652" calcext:value-type="float">
            <text:p>1,24E-00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1159073" calcext:value-type="float">
            <text:p>1,16E-001</text:p>
          </table:table-cell>
          <table:table-cell office:value-type="float" office:value="-0.010625" calcext:value-type="float">
            <text:p>-1,06E-002</text:p>
          </table:table-cell>
          <table:table-cell office:value-type="float" office:value="0.000000000006025985" calcext:value-type="float">
            <text:p>6,03E-012</text:p>
          </table:table-cell>
          <table:table-cell office:value-type="float" office:value="0.007248451" calcext:value-type="float">
            <text:p>7,25E-003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06341177" calcext:value-type="float">
            <text:p>6,34E-002</text:p>
          </table:table-cell>
          <table:table-cell office:value-type="float" office:value="-0.005625" calcext:value-type="float">
            <text:p>-5,63E-003</text:p>
          </table:table-cell>
          <table:table-cell office:value-type="float" office:value="0.0000000000004808653" calcext:value-type="float">
            <text:p>4,81E-013</text:p>
          </table:table-cell>
          <table:table-cell office:value-type="float" office:value="0.003958264" calcext:value-type="float">
            <text:p>3,96E-003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0.03335803" calcext:value-type="float">
            <text:p>3,34E-002</text:p>
          </table:table-cell>
          <table:table-cell office:value-type="float" office:value="-0.00296875" calcext:value-type="float">
            <text:p>-2,97E-003</text:p>
          </table:table-cell>
          <table:table-cell office:value-type="float" office:value="0.00000000000007989442" calcext:value-type="float">
            <text:p>7,99E-014</text:p>
          </table:table-cell>
          <table:table-cell office:value-type="float" office:value="0.00207622" calcext:value-type="float">
            <text:p>2,08E-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3T10:43:19.125209188</dc:date>
    <meta:generator>LibreOffice/4.2.8.2$Linux_x86 LibreOffice_project/420m0$Build-2</meta:generator>
    <meta:editing-duration>PT55S</meta:editing-duration>
    <meta:editing-cycles>3</meta:editing-cycles>
    <meta:document-statistic meta:table-count="1" meta:cell-count="3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45cm" svg:y="3.952cm" style:legend-expansion="high" chart:style-name="ch2"/>
        <chart:plot-area chart:style-name="ch3" table:cell-range-address="Лист1.A1:Лист1.B6" chart:data-source-has-labels="row" svg:x="0.32cm" svg:y="0.18cm" svg:width="10.206cm" svg:height="8.64cm">
          <chartooo:coordinate-region svg:x="2.238cm" svg:y="0.379cm" svg:width="7.82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6" chart:label-cell-address="Лист1.B1:Лист1.B1" chart:class="chart:scatter">
            <chart:domain table:cell-range-address="Лист1.A2:Лист1.A6"/>
            <chart:regression-curve chart:style-name="ch8">
              <chart:equation chart:display-equation="true" chart:display-r-square="true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 Decreasing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Лист1.A2:Лист1.A6</svg:desc>
                </draw:g>
              </table:table-cell>
              <table:table-cell office:value-type="float" office:value="0.3123532">
                <text:p>0.3123532</text:p>
                <draw:g>
                  <svg:desc>Лист1.B2:Лист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0.1988332">
                <text:p>0.1988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0">
                <text:p>3200</text:p>
              </table:table-cell>
              <table:table-cell office:value-type="float" office:value="0.1159073">
                <text:p>0.1159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0.06341177">
                <text:p>0.06341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00">
                <text:p>12800</text:p>
              </table:table-cell>
              <table:table-cell office:value-type="float" office:value="0.03335803">
                <text:p>0.03335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94cm" svg:y="3.952cm" style:legend-expansion="high" chart:style-name="ch2"/>
        <chart:plot-area chart:style-name="ch3" table:cell-range-address="Лист1.A1:Лист1.A6 Лист1.E1:Лист1.E6" chart:data-source-has-labels="row" svg:x="0.32cm" svg:y="0.18cm" svg:width="11.555cm" svg:height="8.64cm">
          <chartooo:coordinate-region svg:x="2.238cm" svg:y="0.38cm" svg:width="9.172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E2:Лист1.E6" chart:label-cell-address="Лист1.E1:Лист1.E1" chart:class="chart:scatter">
            <chart:domain table:cell-range-address="Лист1.A2:Лист1.A6"/>
            <chart:regression-curve chart:style-name="ch8">
              <chart:equation chart:display-equation="true" chart:display-r-square="true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 L2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Лист1.A2:Лист1.A6</svg:desc>
                </draw:g>
              </table:table-cell>
              <table:table-cell office:value-type="float" office:value="0.01955571">
                <text:p>0.01955571</text:p>
                <draw:g>
                  <svg:desc>Лист1.E2:Лист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0.01244652">
                <text:p>0.01244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0">
                <text:p>3200</text:p>
              </table:table-cell>
              <table:table-cell office:value-type="float" office:value="0.007248451">
                <text:p>0.007248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0.003958264">
                <text:p>0.003958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00">
                <text:p>12800</text:p>
              </table:table-cell>
              <table:table-cell office:value-type="float" office:value="0.00207622">
                <text:p>0.002076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94cm" svg:y="3.952cm" style:legend-expansion="high" chart:style-name="ch2"/>
        <chart:plot-area chart:style-name="ch3" table:cell-range-address="Лист1.A1:Лист1.A6 Лист1.D1:Лист1.D6" chart:data-source-has-labels="row" svg:x="0.32cm" svg:y="0.18cm" svg:width="11.555cm" svg:height="8.64cm">
          <chartooo:coordinate-region svg:x="2.238cm" svg:y="0.38cm" svg:width="9.172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D2:Лист1.D6" chart:label-cell-address="Лист1.D1:Лист1.D1" chart:class="chart:scatter">
            <chart:domain table:cell-range-address="Лист1.A2:Лист1.A6"/>
            <chart:regression-curve chart:style-name="ch8">
              <chart:equation chart:display-equation="true" chart:display-r-square="true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 L1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Лист1.A2:Лист1.A6</svg:desc>
                </draw:g>
              </table:table-cell>
              <table:table-cell office:value-type="float" office:value="0.000000008583344">
                <text:p>0.000000008583344</text:p>
                <draw:g>
                  <svg:desc>Лист1.D2:Лист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0.0000000001743903">
                <text:p>0.0000000001743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0">
                <text:p>3200</text:p>
              </table:table-cell>
              <table:table-cell office:value-type="float" office:value="0.000000000006025985">
                <text:p>0.000000000006025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0.0000000000004808653">
                <text:p>0.0000000000004808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00">
                <text:p>12800</text:p>
              </table:table-cell>
              <table:table-cell office:value-type="float" office:value="0.00000000000007989442">
                <text:p>0.000000000000079894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